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0ccfed" officeooo:paragraph-rsid="000ccfed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officeooo:paragraph-rsid="000d70dc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0d70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N’t CRY – GUNS N’ROSES</text:p>
      <text:p text:style-name="P1">Intro:</text:p>
      <text:p text:style-name="Preformatted_20_Text"><text:s text:c="10"/><text:a xlink:type="simple" xlink:href="https://www.tabs4acoustic.com/images/accords/photo-am-x02210.jpg" text:style-name="Internet_20_link" text:visited-style-name="Visited_20_Internet_20_Link">Am</text:a> <text:s text:c="11"/><text:a xlink:type="simple" xlink:href="https://www.tabs4acoustic.com/images/accords/photo-dm-xx0231.jpg" text:style-name="Internet_20_link" text:visited-style-name="Visited_20_Internet_20_Link">Dm</text:a> <text:s text:c="11"/><text:a xlink:type="simple" xlink:href="https://www.tabs4acoustic.com/images/accords/photo-g-320033.jpg" text:style-name="Internet_20_link" text:visited-style-name="Visited_20_Internet_20_Link">G</text:a></text:p>
      <text:p text:style-name="Preformatted_20_Text">E|-----|--------0-------------1---------------3-----------------------|</text:p>
      <text:p text:style-name="Preformatted_20_Text">B|-----|----------1---------3---3---------------3---------------------|</text:p>
      <text:p text:style-name="Preformatted_20_Text">G|-----|------2-----2-----2-------2---------0-----0-------0-----0-----|</text:p>
      <text:p text:style-name="Preformatted_20_Text">D|-----|----2---------0-0-----------------0-------------0-----0-------|</text:p>
      <text:p text:style-name="Preformatted_20_Text">A|-----|--0-------------------------0---2-----------0-3-----2-----3-2-|</text:p>
      <text:p text:style-name="Preformatted_20_Text">E|--3--|------------------------------3-------------------------------|</text:p>
      <text:p text:style-name="Preformatted_20_Text"/>
      <text:p text:style-name="Preformatted_20_Text"/>
      <text:p text:style-name="Preformatted_20_Text"><text:s text:c="3"/><text:a xlink:type="simple" xlink:href="https://www.tabs4acoustic.com/images/accords/photo-am-x02210.jpg" text:style-name="Internet_20_link" text:visited-style-name="Visited_20_Internet_20_Link">Am</text:a> <text:s text:c="11"/><text:a xlink:type="simple" xlink:href="https://www.tabs4acoustic.com/images/accords/photo-dm-xx0231.jpg" text:style-name="Internet_20_link" text:visited-style-name="Visited_20_Internet_20_Link">Dm</text:a> <text:s text:c="11"/><text:a xlink:type="simple" xlink:href="https://www.tabs4acoustic.com/images/accords/photo-g-320033.jpg" text:style-name="Internet_20_link" text:visited-style-name="Visited_20_Internet_20_Link">G</text:a></text:p>
      <text:p text:style-name="Preformatted_20_Text">E|-------0-------------1--------------------------|</text:p>
      <text:p text:style-name="Preformatted_20_Text">B|---------1---------3---3------------------------|</text:p>
      <text:p text:style-name="Preformatted_20_Text">G|-----2-----2-----2-------2---------0------------|</text:p>
      <text:p text:style-name="Preformatted_20_Text">D|---2---------0-0-----------------0-----------2--|</text:p>
      <text:p text:style-name="Preformatted_20_Text">A|-0-------------------------0---2-------------0--|</text:p>
      <text:p text:style-name="Preformatted_20_Text">E|-----------------------------3---------2-3-4----|</text:p>
      <text:p text:style-name="Preformatted_20_Text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reformatted_20_Text">1st verse:</text:p>
            <text:p text:style-name="Preformatted_20_Text"><text:a xlink:type="simple" xlink:href="https://www.tabs4acoustic.com/images/accords/photo-am-x02210.jpg" text:style-name="Internet_20_link" text:visited-style-name="Visited_20_Internet_20_Link">Am</text:a> <text:s text:c="10"/><text:a xlink:type="simple" xlink:href="https://www.tabs4acoustic.com/images/accords/photo-dm-xx0231.jpg" text:style-name="Internet_20_link" text:visited-style-name="Visited_20_Internet_20_Link">Dm</text:a> <text:s text:c="11"/><text:a xlink:type="simple" xlink:href="https://www.tabs4acoustic.com/images/accords/photo-g-320033.jpg" text:style-name="Internet_20_link" text:visited-style-name="Visited_20_Internet_20_Link">G</text:a> <text:s text:c="17"/><text:a xlink:type="simple" xlink:href="https://www.tabs4acoustic.com/images/accords/photo-c-x32010.jpg" text:style-name="Internet_20_link" text:visited-style-name="Visited_20_Internet_20_Link">C</text:a> <text:s text:c="2"/>- <text:s text:c="2"/><text:a xlink:type="simple" xlink:href="https://www.tabs4acoustic.com/images/accords/" text:style-name="Internet_20_link" text:visited-style-name="Visited_20_Internet_20_Link">C/B</text:a> <text:s text:c="2"/>-</text:p>
            <text:p text:style-name="Preformatted_20_Text"><text:s/>Talk to me softly, there's something in your eyes</text:p>
            <text:p text:style-name="Preformatted_20_Text"><text:a xlink:type="simple" xlink:href="https://www.tabs4acoustic.com/images/accords/photo-am-x02210.jpg" text:style-name="Internet_20_link" text:visited-style-name="Visited_20_Internet_20_Link">Am</text:a> <text:s text:c="14"/><text:a xlink:type="simple" xlink:href="https://www.tabs4acoustic.com/images/accords/photo-dm-xx0231.jpg" text:style-name="Internet_20_link" text:visited-style-name="Visited_20_Internet_20_Link">Dm</text:a> <text:s text:c="11"/><text:a xlink:type="simple" xlink:href="https://www.tabs4acoustic.com/images/accords/photo-g-320033.jpg" text:style-name="Internet_20_link" text:visited-style-name="Visited_20_Internet_20_Link">G</text:a> <text:s text:c="16"/><text:a xlink:type="simple" xlink:href="https://www.tabs4acoustic.com/images/accords/photo-c-x32010.jpg" text:style-name="Internet_20_link" text:visited-style-name="Visited_20_Internet_20_Link">C</text:a> <text:s text:c="2"/>- <text:s text:c="2"/><text:a xlink:type="simple" xlink:href="https://www.tabs4acoustic.com/images/accords/" text:style-name="Internet_20_link" text:visited-style-name="Visited_20_Internet_20_Link">C/B</text:a> <text:s text:c="2"/>-</text:p>
            <text:p text:style-name="Preformatted_20_Text"><text:s/>Don't hang your head in sorrow and please don't cry</text:p>
            <text:p text:style-name="Preformatted_20_Text"><text:a xlink:type="simple" xlink:href="https://www.tabs4acoustic.com/images/accords/photo-am-x02210.jpg" text:style-name="Internet_20_link" text:visited-style-name="Visited_20_Internet_20_Link">Am</text:a> <text:s text:c="13"/><text:a xlink:type="simple" xlink:href="https://www.tabs4acoustic.com/images/accords/photo-dm-xx0231.jpg" text:style-name="Internet_20_link" text:visited-style-name="Visited_20_Internet_20_Link">Dm</text:a> <text:s text:c="14"/><text:a xlink:type="simple" xlink:href="https://www.tabs4acoustic.com/images/accords/photo-g-320033.jpg" text:style-name="Internet_20_link" text:visited-style-name="Visited_20_Internet_20_Link">G</text:a> <text:s text:c="17"/><text:a xlink:type="simple" xlink:href="https://www.tabs4acoustic.com/images/accords/photo-c-x32010.jpg" text:style-name="Internet_20_link" text:visited-style-name="Visited_20_Internet_20_Link">C</text:a> <text:s text:c="2"/>- <text:s text:c="2"/><text:a xlink:type="simple" xlink:href="https://www.tabs4acoustic.com/images/accords/" text:style-name="Internet_20_link" text:visited-style-name="Visited_20_Internet_20_Link">C/B</text:a> <text:s text:c="2"/>-</text:p>
            <text:p text:style-name="Preformatted_20_Text"><text:s/>I know how you feel inside I've, I've been there before</text:p>
            <text:p text:style-name="Preformatted_20_Text"><text:a xlink:type="simple" xlink:href="https://www.tabs4acoustic.com/images/accords/photo-am-x02210.jpg" text:style-name="Internet_20_link" text:visited-style-name="Visited_20_Internet_20_Link">Am</text:a> <text:s text:c="12"/><text:a xlink:type="simple" xlink:href="https://www.tabs4acoustic.com/images/accords/photo-dm-xx0231.jpg" text:style-name="Internet_20_link" text:visited-style-name="Visited_20_Internet_20_Link">Dm</text:a> <text:s text:c="15"/><text:a xlink:type="simple" xlink:href="https://www.tabs4acoustic.com/images/accords/photo-g-320033.jpg" text:style-name="Internet_20_link" text:visited-style-name="Visited_20_Internet_20_Link">G</text:a> <text:s text:c="14"/><text:a xlink:type="simple" xlink:href="https://www.tabs4acoustic.com/images/accords/photo-c-x32010.jpg" text:style-name="Internet_20_link" text:visited-style-name="Visited_20_Internet_20_Link">C</text:a> <text:s text:c="2"/>- <text:s text:c="2"/><text:a xlink:type="simple" xlink:href="https://www.tabs4acoustic.com/images/accords/" text:style-name="Internet_20_link" text:visited-style-name="Visited_20_Internet_20_Link">C/B</text:a> <text:s text:c="2"/>-</text:p>
            <text:p text:style-name="Preformatted_20_Text"><text:s/>Something is changing inside you and Don't you know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>Chorus:</text:p>
            <text:p text:style-name="Preformatted_20_Text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am-x02210.jpg" text:style-name="Internet_20_link" text:visited-style-name="Visited_20_Internet_20_Link">Am</text:a> <text:s text:c="13"/><text:a xlink:type="simple" xlink:href="https://www.tabs4acoustic.com/images/accords/photo-am-x02210.jpg" text:style-name="Internet_20_link" text:visited-style-name="Visited_20_Internet_20_Link">Am</text:a></text:p>
            <text:p text:style-name="Preformatted_20_Text"><text:s/>Don't you cry tonight, I still love you baby</text:p>
            <text:p text:style-name="Preformatted_20_Text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am-x02210.jpg" text:style-name="Internet_20_link" text:visited-style-name="Visited_20_Internet_20_Link">Am</text:a> <text:s text:c="6"/><text:a xlink:type="simple" xlink:href="https://www.tabs4acoustic.com/images/accords/photo-am-x02210.jpg" text:style-name="Internet_20_link" text:visited-style-name="Visited_20_Internet_20_Link">Am</text:a></text:p>
            <text:p text:style-name="Preformatted_20_Text"><text:s/>Don't you cry tonight </text:p>
            <text:p text:style-name="Preformatted_20_Text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9"/><text:a xlink:type="simple" xlink:href="https://www.tabs4acoustic.com/images/accords/photo-c-x32010.jpg" text:style-name="Internet_20_link" text:visited-style-name="Visited_20_Internet_20_Link">C</text:a> <text:s text:c="4"/>- <text:s text:c="4"/><text:a xlink:type="simple" xlink:href="https://www.tabs4acoustic.com/images/accords/" text:style-name="Internet_20_link" text:visited-style-name="Visited_20_Internet_20_Link">C/B</text:a> <text:s/>- <text:s text:c="2"/><text:a xlink:type="simple" xlink:href="https://www.tabs4acoustic.com/images/accords/photo-am-x02210.jpg" text:style-name="Internet_20_link" text:visited-style-name="Visited_20_Internet_20_Link">Am</text:a> <text:s text:c="2"/>- <text:s/><text:a xlink:type="simple" xlink:href="https://www.tabs4acoustic.com/images/accords/photo-g-320033.jpg" text:style-name="Internet_20_link" text:visited-style-name="Visited_20_Internet_20_Link">G</text:a> <text:s text:c="4"/>-</text:p>
            <text:p text:style-name="Preformatted_20_Text"><text:s/>Don't you cry tonight, there's a heaven above you baby. </text:p>
            <text:p text:style-name="Preformatted_20_Text"><text:a xlink:type="simple" xlink:href="https://www.tabs4acoustic.com/images/accords/photo-f-133211.jpg" text:style-name="Internet_20_link" text:visited-style-name="Visited_20_Internet_20_Link">F</text:a> <text:s text:c="13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am-x02210.jpg" text:style-name="Internet_20_link" text:visited-style-name="Visited_20_Internet_20_Link">Am</text:a>&gt;let ring <text:s/>(<text:a xlink:type="simple" xlink:href="https://www.tabs4acoustic.com/images/accords/photo-am-x02210.jpg" text:style-name="Internet_20_link" text:visited-style-name="Visited_20_Internet_20_Link">Am</text:a>)</text:p>
            <text:p text:style-name="Preformatted_20_Text"><text:s/>And don't you cry tonight</text:p>
            <text:p text:style-name="Preformatted_20_Text"/>
            <text:p text:style-name="Preformatted_20_Text"/>
            <text:p text:style-name="Preformatted_20_Text">2nd verse :</text:p>
            <text:p text:style-name="Preformatted_20_Text"><text:a xlink:type="simple" xlink:href="https://www.tabs4acoustic.com/images/accords/photo-am-x02210.jpg" text:style-name="Internet_20_link" text:visited-style-name="Visited_20_Internet_20_Link">Am</text:a> <text:s text:c="9"/><text:a xlink:type="simple" xlink:href="https://www.tabs4acoustic.com/images/accords/photo-dm-xx0231.jpg" text:style-name="Internet_20_link" text:visited-style-name="Visited_20_Internet_20_Link">Dm</text:a> <text:s text:c="7"/><text:a xlink:type="simple" xlink:href="https://www.tabs4acoustic.com/images/accords/photo-g-320033.jpg" text:style-name="Internet_20_link" text:visited-style-name="Visited_20_Internet_20_Link">G</text:a> <text:s text:c="9"/><text:a xlink:type="simple" xlink:href="https://www.tabs4acoustic.com/images/accords/photo-c-x32010.jpg" text:style-name="Internet_20_link" text:visited-style-name="Visited_20_Internet_20_Link">C</text:a> <text:s text:c="2"/>- <text:s text:c="2"/><text:a xlink:type="simple" xlink:href="https://www.tabs4acoustic.com/images/accords/" text:style-name="Internet_20_link" text:visited-style-name="Visited_20_Internet_20_Link">C/B</text:a> <text:s text:c="2"/>-</text:p>
            <text:p text:style-name="Preformatted_20_Text"><text:s/>Give me a whisper and give me a sigh </text:p>
            <text:p text:style-name="Preformatted_20_Text"><text:a xlink:type="simple" xlink:href="https://www.tabs4acoustic.com/images/accords/photo-am-x02210.jpg" text:style-name="Internet_20_link" text:visited-style-name="Visited_20_Internet_20_Link">Am</text:a> <text:s text:c="8"/><text:a xlink:type="simple" xlink:href="https://www.tabs4acoustic.com/images/accords/photo-dm-xx0231.jpg" text:style-name="Internet_20_link" text:visited-style-name="Visited_20_Internet_20_Link">Dm</text:a> <text:s text:c="12"/><text:a xlink:type="simple" xlink:href="https://www.tabs4acoustic.com/images/accords/photo-g-320033.jpg" text:style-name="Internet_20_link" text:visited-style-name="Visited_20_Internet_20_Link">G</text:a> <text:s text:c="11"/><text:a xlink:type="simple" xlink:href="https://www.tabs4acoustic.com/images/accords/photo-c-x32010.jpg" text:style-name="Internet_20_link" text:visited-style-name="Visited_20_Internet_20_Link">C</text:a> <text:s text:c="2"/>- <text:s text:c="2"/><text:a xlink:type="simple" xlink:href="https://www.tabs4acoustic.com/images/accords/" text:style-name="Internet_20_link" text:visited-style-name="Visited_20_Internet_20_Link">C/B</text:a> <text:s text:c="2"/>-</text:p>
            <text:p text:style-name="Preformatted_20_Text"><text:s/>Give me a kiss before you tell me goodbye</text:p>
            <text:p text:style-name="Preformatted_20_Text"><text:a xlink:type="simple" xlink:href="https://www.tabs4acoustic.com/images/accords/photo-am-x02210.jpg" text:style-name="Internet_20_link" text:visited-style-name="Visited_20_Internet_20_Link">Am</text:a> <text:s text:c="8"/><text:a xlink:type="simple" xlink:href="https://www.tabs4acoustic.com/images/accords/photo-dm-xx0231.jpg" text:style-name="Internet_20_link" text:visited-style-name="Visited_20_Internet_20_Link">Dm</text:a> <text:s text:c="16"/><text:a xlink:type="simple" xlink:href="https://www.tabs4acoustic.com/images/accords/photo-g-320033.jpg" text:style-name="Internet_20_link" text:visited-style-name="Visited_20_Internet_20_Link">G</text:a> <text:s text:c="28"/><text:soft-page-break/><text:a xlink:type="simple" xlink:href="https://www.tabs4acoustic.com/images/accords/photo-c-x32010.jpg" text:style-name="Internet_20_link" text:visited-style-name="Visited_20_Internet_20_Link">C</text:a> <text:s text:c="2"/>- <text:s text:c="2"/><text:a xlink:type="simple" xlink:href="https://www.tabs4acoustic.com/images/accords/" text:style-name="Internet_20_link" text:visited-style-name="Visited_20_Internet_20_Link">C/B</text:a> <text:s text:c="2"/>-</text:p>
            <text:p text:style-name="Preformatted_20_Text"><text:s/>Don't you take it so hard now and please don't take it so bad </text:p>
            <text:p text:style-name="Preformatted_20_Text"><text:a xlink:type="simple" xlink:href="https://www.tabs4acoustic.com/images/accords/photo-am-x02210.jpg" text:style-name="Internet_20_link" text:visited-style-name="Visited_20_Internet_20_Link">Am</text:a> <text:s text:c="12"/><text:a xlink:type="simple" xlink:href="https://www.tabs4acoustic.com/images/accords/photo-dm-xx0231.jpg" text:style-name="Internet_20_link" text:visited-style-name="Visited_20_Internet_20_Link">Dm</text:a> <text:s text:c="12"/><text:a xlink:type="simple" xlink:href="https://www.tabs4acoustic.com/images/accords/photo-g-320033.jpg" text:style-name="Internet_20_link" text:visited-style-name="Visited_20_Internet_20_Link">G</text:a> <text:s text:c="16"/><text:a xlink:type="simple" xlink:href="https://www.tabs4acoustic.com/images/accords/photo-c-x32010.jpg" text:style-name="Internet_20_link" text:visited-style-name="Visited_20_Internet_20_Link">C</text:a> - <text:s/><text:a xlink:type="simple" xlink:href="https://www.tabs4acoustic.com/images/accords/" text:style-name="Internet_20_link" text:visited-style-name="Visited_20_Internet_20_Link">C/B</text:a> <text:s/>- <text:s text:c="2"/><text:a xlink:type="simple" xlink:href="https://www.tabs4acoustic.com/images/accords/photo-am-x02210.jpg" text:style-name="Internet_20_link" text:visited-style-name="Visited_20_Internet_20_Link">Am</text:a> <text:s/>- <text:s/><text:a xlink:type="simple" xlink:href="https://www.tabs4acoustic.com/images/accords/photo-g-320033.jpg" text:style-name="Internet_20_link" text:visited-style-name="Visited_20_Internet_20_Link">G</text:a> <text:s/>-</text:p>
            <text:p text:style-name="Preformatted_20_Text"><text:s/>I'll still be thinking of you and the times we had____&gt; <text:s text:c="12"/>baby</text:p>
            <text:p text:style-name="Preformatted_20_Text"/>
            <text:p text:style-name="Preformatted_20_Text"/>
            <text:p text:style-name="Preformatted_20_Text"/>
            <text:p text:style-name="Preformatted_20_Text">Chorus:</text:p>
            <text:p text:style-name="Preformatted_20_Text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am-x02210.jpg" text:style-name="Internet_20_link" text:visited-style-name="Visited_20_Internet_20_Link">Am</text:a> <text:s text:c="13"/><text:a xlink:type="simple" xlink:href="https://www.tabs4acoustic.com/images/accords/photo-am-x02210.jpg" text:style-name="Internet_20_link" text:visited-style-name="Visited_20_Internet_20_Link">Am</text:a></text:p>
            <text:p text:style-name="Preformatted_20_Text"><text:s/>Don't you cry tonight, I still love you baby</text:p>
            <text:p text:style-name="Preformatted_20_Text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am-x02210.jpg" text:style-name="Internet_20_link" text:visited-style-name="Visited_20_Internet_20_Link">Am</text:a> <text:s text:c="6"/><text:a xlink:type="simple" xlink:href="https://www.tabs4acoustic.com/images/accords/photo-am-x02210.jpg" text:style-name="Internet_20_link" text:visited-style-name="Visited_20_Internet_20_Link">Am</text:a></text:p>
            <text:p text:style-name="Preformatted_20_Text"><text:s/>Don't you cry tonight </text:p>
            <text:p text:style-name="Preformatted_20_Text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9"/><text:a xlink:type="simple" xlink:href="https://www.tabs4acoustic.com/images/accords/photo-c-x32010.jpg" text:style-name="Internet_20_link" text:visited-style-name="Visited_20_Internet_20_Link">C</text:a> <text:s text:c="4"/>- <text:s text:c="4"/><text:a xlink:type="simple" xlink:href="https://www.tabs4acoustic.com/images/accords/" text:style-name="Internet_20_link" text:visited-style-name="Visited_20_Internet_20_Link">C/B</text:a> <text:s/>- <text:s text:c="2"/><text:a xlink:type="simple" xlink:href="https://www.tabs4acoustic.com/images/accords/photo-am-x02210.jpg" text:style-name="Internet_20_link" text:visited-style-name="Visited_20_Internet_20_Link">Am</text:a> <text:s text:c="2"/>- <text:s/><text:a xlink:type="simple" xlink:href="https://www.tabs4acoustic.com/images/accords/photo-g-320033.jpg" text:style-name="Internet_20_link" text:visited-style-name="Visited_20_Internet_20_Link">G</text:a> <text:s text:c="4"/>-</text:p>
            <text:p text:style-name="Preformatted_20_Text"><text:s/>Don't you cry tonight, there's a heaven above you baby. </text:p>
            <text:p text:style-name="Preformatted_20_Text"><text:a xlink:type="simple" xlink:href="https://www.tabs4acoustic.com/images/accords/photo-f-133211.jpg" text:style-name="Internet_20_link" text:visited-style-name="Visited_20_Internet_20_Link">F</text:a> <text:s text:c="13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am-x02210.jpg" text:style-name="Internet_20_link" text:visited-style-name="Visited_20_Internet_20_Link">Am</text:a>&gt;pm <text:s text:c="3"/><text:a xlink:type="simple" xlink:href="https://www.tabs4acoustic.com/images/accords/photo-am-x02210.jpg" text:style-name="Internet_20_link" text:visited-style-name="Visited_20_Internet_20_Link">Am</text:a>&gt;pm</text:p>
            <text:p text:style-name="Preformatted_20_Text"><text:s/>And don't you cry tonight</text:p>
          </table:table-cell>
          <table:table-cell table:style-name="Tableau1.B1" office:value-type="string">
            <text:p text:style-name="P3">Solo:</text:p>
            <text:p text:style-name="P3">[<text:a xlink:type="simple" xlink:href="https://www.tabs4acoustic.com/images/accords/photo-d-xx0232.jpg" text:style-name="Internet_20_link" text:visited-style-name="Visited_20_Internet_20_Link">D</text:a>][<text:a xlink:type="simple" xlink:href="https://www.tabs4acoustic.com/images/accords/photo-f-133211.jpg" text:style-name="Internet_20_link" text:visited-style-name="Visited_20_Internet_20_Link">F</text:a>][<text:a xlink:type="simple" xlink:href="https://www.tabs4acoustic.com/images/accords/photo-g-320033.jpg" text:style-name="Internet_20_link" text:visited-style-name="Visited_20_Internet_20_Link">G</text:a>][<text:a xlink:type="simple" xlink:href="https://www.tabs4acoustic.com/images/accords/photo-am-x02210.jpg" text:style-name="Internet_20_link" text:visited-style-name="Visited_20_Internet_20_Link">Am</text:a>-<text:a xlink:type="simple" xlink:href="https://www.tabs4acoustic.com/images/accords/photo-g-320033.jpg" text:style-name="Internet_20_link" text:visited-style-name="Visited_20_Internet_20_Link">G</text:a>]</text:p>
            <text:p text:style-name="P3">[<text:a xlink:type="simple" xlink:href="https://www.tabs4acoustic.com/images/accords/photo-f-133211.jpg" text:style-name="Internet_20_link" text:visited-style-name="Visited_20_Internet_20_Link">F</text:a>][<text:a xlink:type="simple" xlink:href="https://www.tabs4acoustic.com/images/accords/photo-g-320033.jpg" text:style-name="Internet_20_link" text:visited-style-name="Visited_20_Internet_20_Link">G</text:a>][<text:a xlink:type="simple" xlink:href="https://www.tabs4acoustic.com/images/accords/photo-am-x02210.jpg" text:style-name="Internet_20_link" text:visited-style-name="Visited_20_Internet_20_Link">Am</text:a>][<text:a xlink:type="simple" xlink:href="https://www.tabs4acoustic.com/images/accords/photo-am-x02210.jpg" text:style-name="Internet_20_link" text:visited-style-name="Visited_20_Internet_20_Link">Am</text:a>]</text:p>
            <text:p text:style-name="P3">[<text:a xlink:type="simple" xlink:href="https://www.tabs4acoustic.com/images/accords/photo-f-133211.jpg" text:style-name="Internet_20_link" text:visited-style-name="Visited_20_Internet_20_Link">F</text:a>][<text:a xlink:type="simple" xlink:href="https://www.tabs4acoustic.com/images/accords/photo-g-320033.jpg" text:style-name="Internet_20_link" text:visited-style-name="Visited_20_Internet_20_Link">G</text:a>][<text:a xlink:type="simple" xlink:href="https://www.tabs4acoustic.com/images/accords/photo-e-022100.jpg" text:style-name="Internet_20_link" text:visited-style-name="Visited_20_Internet_20_Link">E</text:a>][<text:a xlink:type="simple" xlink:href="https://www.tabs4acoustic.com/images/accords/photo-f-133211.jpg" text:style-name="Internet_20_link" text:visited-style-name="Visited_20_Internet_20_Link">F</text:a>]</text:p>
            <text:p text:style-name="P3">[<text:a xlink:type="simple" xlink:href="https://www.tabs4acoustic.com/images/accords/photo-f-133211.jpg" text:style-name="Internet_20_link" text:visited-style-name="Visited_20_Internet_20_Link">F</text:a>][<text:a xlink:type="simple" xlink:href="https://www.tabs4acoustic.com/images/accords/photo-g-320033.jpg" text:style-name="Internet_20_link" text:visited-style-name="Visited_20_Internet_20_Link">G</text:a>][<text:a xlink:type="simple" xlink:href="https://www.tabs4acoustic.com/images/accords/photo-am-x02210.jpg" text:style-name="Internet_20_link" text:visited-style-name="Visited_20_Internet_20_Link">Am</text:a>]&gt;let ring (<text:a xlink:type="simple" xlink:href="https://www.tabs4acoustic.com/images/accords/photo-am-x02210.jpg" text:style-name="Internet_20_link" text:visited-style-name="Visited_20_Internet_20_Link">Am</text:a>)</text:p>
            <text:p text:style-name="P3"/>
            <text:p text:style-name="P3"/>
            <text:p text:style-name="P3"/>
            <text:p text:style-name="P3">3rd verse :</text:p>
            <text:p text:style-name="P3"><text:a xlink:type="simple" xlink:href="https://www.tabs4acoustic.com/images/accords/photo-dm-xx0231.jpg" text:style-name="Internet_20_link" text:visited-style-name="Visited_20_Internet_20_Link">Dm</text:a> <text:s text:c="11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c-x32010.jpg" text:style-name="Internet_20_link" text:visited-style-name="Visited_20_Internet_20_Link">C</text:a> <text:s text:c="2"/>- <text:s text:c="2"/><text:a xlink:type="simple" xlink:href="https://www.tabs4acoustic.com/images/accords/" text:style-name="Internet_20_link" text:visited-style-name="Visited_20_Internet_20_Link">C/B</text:a> – (<text:a xlink:type="simple" xlink:href="https://www.tabs4acoustic.com/images/accords/photo-am-x02210.jpg" text:style-name="Internet_20_link" text:visited-style-name="Visited_20_Internet_20_Link">Am</text:a>) </text:p>
            <text:p text:style-name="P3"><text:s/>And please remember that I never lied</text:p>
            <text:p text:style-name="P3"><text:a xlink:type="simple" xlink:href="https://www.tabs4acoustic.com/images/accords/photo-am-x02210.jpg" text:style-name="Internet_20_link" text:visited-style-name="Visited_20_Internet_20_Link">Am</text:a> <text:a xlink:type="simple" xlink:href="https://www.tabs4acoustic.com/images/accords/photo-dm-xx0231.jpg" text:style-name="Internet_20_link" text:visited-style-name="Visited_20_Internet_20_Link">Dm</text:a> <text:s text:c="11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c-x32010.jpg" text:style-name="Internet_20_link" text:visited-style-name="Visited_20_Internet_20_Link">C</text:a> <text:s/>- <text:s text:c="2"/><text:a xlink:type="simple" xlink:href="https://www.tabs4acoustic.com/images/accords/" text:style-name="Internet_20_link" text:visited-style-name="Visited_20_Internet_20_Link">C/B</text:a> <text:s/>- <text:s/><text:a xlink:type="simple" xlink:href="https://www.tabs4acoustic.com/images/accords/photo-am-x02210.jpg" text:style-name="Internet_20_link" text:visited-style-name="Visited_20_Internet_20_Link">Am</text:a></text:p>
            <text:p text:style-name="P3"><text:s text:c="4"/>And please remember how I felt inside now honey</text:p>
            <text:p text:style-name="P3"><text:a xlink:type="simple" xlink:href="https://www.tabs4acoustic.com/images/accords/photo-dm-xx0231.jpg" text:style-name="Internet_20_link" text:visited-style-name="Visited_20_Internet_20_Link">Dm</text:a> <text:s text:c="9"/><text:a xlink:type="simple" xlink:href="https://www.tabs4acoustic.com/images/accords/photo-g-320033.jpg" text:style-name="Internet_20_link" text:visited-style-name="Visited_20_Internet_20_Link">G</text:a> <text:s text:c="18"/><text:a xlink:type="simple" xlink:href="https://www.tabs4acoustic.com/images/accords/photo-c-x32010.jpg" text:style-name="Internet_20_link" text:visited-style-name="Visited_20_Internet_20_Link">C</text:a> <text:s text:c="2"/>- <text:s text:c="6"/><text:a xlink:type="simple" xlink:href="https://www.tabs4acoustic.com/images/accords/" text:style-name="Internet_20_link" text:visited-style-name="Visited_20_Internet_20_Link">C/B</text:a> - <text:s/><text:a xlink:type="simple" xlink:href="https://www.tabs4acoustic.com/images/accords/photo-am-x02210.jpg" text:style-name="Internet_20_link" text:visited-style-name="Visited_20_Internet_20_Link">Am</text:a></text:p>
            <text:p text:style-name="P3"><text:s text:c="2"/>You gotta make it your own way But you'll be alright now sugar</text:p>
            <text:p text:style-name="P3"><text:s/><text:a xlink:type="simple" xlink:href="https://www.tabs4acoustic.com/images/accords/photo-dm-xx0231.jpg" text:style-name="Internet_20_link" text:visited-style-name="Visited_20_Internet_20_Link">Dm</text:a> <text:s text:c="11"/><text:a xlink:type="simple" xlink:href="https://www.tabs4acoustic.com/images/accords/photo-g-320033.jpg" text:style-name="Internet_20_link" text:visited-style-name="Visited_20_Internet_20_Link">G</text:a> <text:s text:c="14"/><text:a xlink:type="simple" xlink:href="https://www.tabs4acoustic.com/images/accords/photo-c-x32010.jpg" text:style-name="Internet_20_link" text:visited-style-name="Visited_20_Internet_20_Link">C</text:a> <text:s text:c="2"/>- <text:s text:c="4"/><text:a xlink:type="simple" xlink:href="https://www.tabs4acoustic.com/images/accords/" text:style-name="Internet_20_link" text:visited-style-name="Visited_20_Internet_20_Link">C/B</text:a> <text:s/>- <text:s/><text:a xlink:type="simple" xlink:href="https://www.tabs4acoustic.com/images/accords/photo-am-x02210.jpg" text:style-name="Internet_20_link" text:visited-style-name="Visited_20_Internet_20_Link">Am</text:a> <text:s text:c="2"/>- <text:s text:c="3"/><text:a xlink:type="simple" xlink:href="https://www.tabs4acoustic.com/images/accords/photo-g-320033.jpg" text:style-name="Internet_20_link" text:visited-style-name="Visited_20_Internet_20_Link">G</text:a> <text:s text:c="3"/>-</text:p>
            <text:p text:style-name="P3"><text:s text:c="3"/>You'll feel better tomorrow, come the morning light now baby</text:p>
            <text:p text:style-name="P3"/>
            <text:p text:style-name="P3"/>
            <text:p text:style-name="P3"/>
            <text:p text:style-name="P3"/>
            <text:p text:style-name="P3">Chorus:</text:p>
            <text:p text:style-name="P3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am-x02210.jpg" text:style-name="Internet_20_link" text:visited-style-name="Visited_20_Internet_20_Link">Am</text:a> <text:s text:c="4"/><text:a xlink:type="simple" xlink:href="https://www.tabs4acoustic.com/images/accords/photo-am-x02210.jpg" text:style-name="Internet_20_link" text:visited-style-name="Visited_20_Internet_20_Link">Am</text:a></text:p>
            <text:p text:style-name="P3"><text:s/>Don't you cry tonight</text:p>
            <text:p text:style-name="P3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4"/><text:a xlink:type="simple" xlink:href="https://www.tabs4acoustic.com/images/accords/photo-am-x02210.jpg" text:style-name="Internet_20_link" text:visited-style-name="Visited_20_Internet_20_Link">Am</text:a> <text:s text:c="6"/><text:a xlink:type="simple" xlink:href="https://www.tabs4acoustic.com/images/accords/photo-am-x02210.jpg" text:style-name="Internet_20_link" text:visited-style-name="Visited_20_Internet_20_Link">Am</text:a></text:p>
            <text:p text:style-name="P3"><text:s/>Don't you cry tonight </text:p>
            <text:p text:style-name="P3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9"/><text:a xlink:type="simple" xlink:href="https://www.tabs4acoustic.com/images/accords/photo-c-x32010.jpg" text:style-name="Internet_20_link" text:visited-style-name="Visited_20_Internet_20_Link">C</text:a> <text:s text:c="4"/>- <text:s text:c="4"/><text:a xlink:type="simple" xlink:href="https://www.tabs4acoustic.com/images/accords/" text:style-name="Internet_20_link" text:visited-style-name="Visited_20_Internet_20_Link">C/B</text:a> <text:s/>- <text:s/><text:a xlink:type="simple" xlink:href="https://www.tabs4acoustic.com/images/accords/photo-am-x02210.jpg" text:style-name="Internet_20_link" text:visited-style-name="Visited_20_Internet_20_Link">Am</text:a> <text:s text:c="2"/>- <text:s/><text:a xlink:type="simple" xlink:href="https://www.tabs4acoustic.com/images/accords/photo-g-320033.jpg" text:style-name="Internet_20_link" text:visited-style-name="Visited_20_Internet_20_Link">G</text:a> <text:s text:c="4"/>-</text:p>
            <text:p text:style-name="P3"><text:s/>Don't you cry tonight, there's a heaven above you baby. </text:p>
            <text:p text:style-name="P3"><text:a xlink:type="simple" xlink:href="https://www.tabs4acoustic.com/images/accords/photo-f-133211.jpg" text:style-name="Internet_20_link" text:visited-style-name="Visited_20_Internet_20_Link">F</text:a> <text:s text:c="13"/><text:a xlink:type="simple" xlink:href="https://www.tabs4acoustic.com/images/accords/photo-g-320033.jpg" text:style-name="Internet_20_link" text:visited-style-name="Visited_20_Internet_20_Link">G</text:a> <text:s text:c="2"/><text:a xlink:type="simple" xlink:href="https://www.tabs4acoustic.com/images/accords/photo-f-133211.jpg" text:style-name="Internet_20_link" text:visited-style-name="Visited_20_Internet_20_Link">F</text:a> <text:s text:c="14"/><text:a xlink:type="simple" xlink:href="https://www.tabs4acoustic.com/images/accords/photo-g-320033.jpg" text:style-name="Internet_20_link" text:visited-style-name="Visited_20_Internet_20_Link">G</text:a></text:p>
            <text:p text:style-name="P3"><text:s/>And don't you cry, don't you ever cry</text:p>
            <text:p text:style-name="P3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8"/><text:a xlink:type="simple" xlink:href="https://www.tabs4acoustic.com/images/accords/photo-e-022100.jpg" text:style-name="Internet_20_link" text:visited-style-name="Visited_20_Internet_20_Link">E</text:a> <text:s text:c="6"/><text:a xlink:type="simple" xlink:href="https://www.tabs4acoustic.com/images/accords/photo-f-133211.jpg" text:style-name="Internet_20_link" text:visited-style-name="Visited_20_Internet_20_Link">F</text:a></text:p>
            <text:p text:style-name="P3"><text:s/>Don't you cry tonight, baby maybe someday</text:p>
            <text:p text:style-name="P3"><text:a xlink:type="simple" xlink:href="https://www.tabs4acoustic.com/images/accords/photo-f-133211.jpg" text:style-name="Internet_20_link" text:visited-style-name="Visited_20_Internet_20_Link">F</text:a> <text:s text:c="13"/><text:a xlink:type="simple" xlink:href="https://www.tabs4acoustic.com/images/accords/photo-g-320033.jpg" text:style-name="Internet_20_link" text:visited-style-name="Visited_20_Internet_20_Link">G</text:a> <text:s text:c="2"/><text:a xlink:type="simple" xlink:href="https://www.tabs4acoustic.com/images/accords/photo-f-133211.jpg" text:style-name="Internet_20_link" text:visited-style-name="Visited_20_Internet_20_Link">F</text:a> <text:s text:c="14"/><text:a xlink:type="simple" xlink:href="https://www.tabs4acoustic.com/images/accords/photo-g-320033.jpg" text:style-name="Internet_20_link" text:visited-style-name="Visited_20_Internet_20_Link">G</text:a></text:p>
            <text:p text:style-name="P3"><text:s/>And don't you cry, don't you ever cry</text:p>
            <text:p text:style-name="P3"><text:a xlink:type="simple" xlink:href="https://www.tabs4acoustic.com/images/accords/photo-f-133211.jpg" text:style-name="Internet_20_link" text:visited-style-name="Visited_20_Internet_20_Link">F</text:a> <text:s text:c="9"/><text:a xlink:type="simple" xlink:href="https://www.tabs4acoustic.com/images/accords/photo-g-320033.jpg" text:style-name="Internet_20_link" text:visited-style-name="Visited_20_Internet_20_Link">G</text:a> <text:s text:c="2"/><text:a xlink:type="simple" xlink:href="https://www.tabs4acoustic.com/images/accords/photo-c-x32010.jpg" text:style-name="Internet_20_link" text:visited-style-name="Visited_20_Internet_20_Link">C</text:a>&gt;let ring</text:p>
            <text:p text:style-name="P4"><text:soft-page-break/><text:s/>Don't you cry tonight</text:p>
          </table:table-cell>
        </table:table-row>
      </table:table>
      <text:p text:style-name="Preformatted_20_Text"/>
      <text:p text:style-name="Preformatted_20_Text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09:48:26.932000000</meta:creation-date>
    <dc:date>2024-05-03T09:58:16.084000000</dc:date>
    <meta:editing-duration>PT9M33S</meta:editing-duration>
    <meta:editing-cycles>2</meta:editing-cycles>
    <meta:generator>LibreOffice/24.2.0.3$Windows_X86_64 LibreOffice_project/da48488a73ddd66ea24cf16bbc4f7b9c08e9bea1</meta:generator>
    <meta:document-statistic meta:table-count="1" meta:image-count="0" meta:object-count="0" meta:page-count="2" meta:paragraph-count="81" meta:word-count="498" meta:character-count="3398" meta:non-whitespace-character-count="2091"/>
  </office:meta>
</office:document-meta>
</file>